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9" calcext:value-type="float">
            <text:p>1,949</text:p>
          </table:table-cell>
          <table:table-cell office:value-type="float" office:value="1.262" calcext:value-type="float">
            <text:p>1,262</text:p>
          </table:table-cell>
          <table:table-cell office:value-type="float" office:value="0.501" calcext:value-type="float">
            <text:p>0,50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01" calcext:value-type="float">
            <text:p>0,101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.693" calcext:value-type="float">
            <text:p>7,693</text:p>
          </table:table-cell>
          <table:table-cell office:value-type="float" office:value="4.176" calcext:value-type="float">
            <text:p>4,176</text:p>
          </table:table-cell>
          <table:table-cell office:value-type="float" office:value="2.126" calcext:value-type="float">
            <text:p>2,126</text:p>
          </table:table-cell>
          <table:table-cell office:value-type="float" office:value="1.23" calcext:value-type="float">
            <text:p>1,23</text:p>
          </table:table-cell>
          <table:table-cell office:value-type="float" office:value="1.282" calcext:value-type="float">
            <text:p>1,282</text:p>
          </table:table-cell>
          <table:table-cell office:value-type="float" office:value="0.514" calcext:value-type="float">
            <text:p>0,514</text:p>
          </table:table-cell>
          <table:table-cell office:value-type="float" office:value="0.429" calcext:value-type="float">
            <text:p>0,4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0.1" calcext:value-type="float">
            <text:p>0,1</text:p>
          </table:table-cell>
          <table:table-cell office:value-type="float" office:value="0.059" calcext:value-type="float">
            <text:p>0,059</text:p>
          </table:table-cell>
          <table:table-cell office:value-type="float" office:value="0.036" calcext:value-type="float">
            <text:p>0,03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0.193" calcext:value-type="float">
            <text:p>0,193</text:p>
          </table:table-cell>
          <table:table-cell office:value-type="float" office:value="0.106" calcext:value-type="float">
            <text:p>0,106</text:p>
          </table:table-cell>
          <table:table-cell office:value-type="float" office:value="0.06" calcext:value-type="float">
            <text:p>0,06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[.$B$6] / [.C6]" office:value-type="float" office:value="1.69491525423729" calcext:value-type="float">
            <text:p>1,69491525423729</text:p>
          </table:table-cell>
          <table:table-cell table:formula="of:=[.$B$6] / [.D6]" office:value-type="float" office:value="2.77777777777778" calcext:value-type="float">
            <text:p>2,77777777777778</text:p>
          </table:table-cell>
          <table:table-cell table:formula="of:=[.$B$6] / [.E6]" office:value-type="float" office:value="3.84615384615385" calcext:value-type="float">
            <text:p>3,84615384615385</text:p>
          </table:table-cell>
          <table:table-cell table:formula="of:=[.$B$6] / [.F6]" office:value-type="float" office:value="4.34782608695652" calcext:value-type="float">
            <text:p>4,34782608695652</text:p>
          </table:table-cell>
          <table:table-cell table:formula="of:=[.$B$6] / [.G6]" office:value-type="float" office:value="5.88235294117647" calcext:value-type="float">
            <text:p>5,88235294117647</text:p>
          </table:table-cell>
          <table:table-cell table:formula="of:=[.$B$6] / [.H6]" office:value-type="float" office:value="6.66666666666667" calcext:value-type="float">
            <text:p>6,66666666666667</text:p>
          </table:table-cell>
          <table:table-cell table:formula="of:=[.$B$6] / [.I6]" office:value-type="float" office:value="7.14285714285714" calcext:value-type="float">
            <text:p>7,14285714285714</text:p>
          </table:table-cell>
        </table:table-row>
        <table:table-row table:style-name="ro1">
          <table:table-cell table:number-columns-repeated="2"/>
          <table:table-cell table:formula="of:=[.$B$7] / [.C7]" office:value-type="float" office:value="1.82075471698113" calcext:value-type="float">
            <text:p>1,82075471698113</text:p>
          </table:table-cell>
          <table:table-cell table:formula="of:=[.$B$7] / [.D7]" office:value-type="float" office:value="3.21666666666667" calcext:value-type="float">
            <text:p>3,21666666666667</text:p>
          </table:table-cell>
          <table:table-cell table:formula="of:=[.$B$7] / [.E7]" office:value-type="float" office:value="4.19565217391304" calcext:value-type="float">
            <text:p>4,19565217391304</text:p>
          </table:table-cell>
          <table:table-cell table:formula="of:=[.$B$7] / [.F7]" office:value-type="float" office:value="5.36111111111111" calcext:value-type="float">
            <text:p>5,36111111111111</text:p>
          </table:table-cell>
          <table:table-cell table:formula="of:=[.$B$7] / [.G7]" office:value-type="float" office:value="7.72" calcext:value-type="float">
            <text:p>7,72</text:p>
          </table:table-cell>
          <table:table-cell table:formula="of:=[.$B$7] / [.H7]" office:value-type="float" office:value="8.04166666666667" calcext:value-type="float">
            <text:p>8,04166666666667</text:p>
          </table:table-cell>
          <table:table-cell table:formula="of:=[.$B$7] / [.I7]" office:value-type="float" office:value="8.39130434782609" calcext:value-type="float">
            <text:p>8,39130434782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3:06:06.906723742</meta:creation-date>
    <dc:date>2024-02-20T14:22:55.488054061</dc:date>
    <meta:editing-duration>PT2H4M25S</meta:editing-duration>
    <meta:editing-cycles>4</meta:editing-cycles>
    <meta:generator>LibreOffice/7.3.7.2$Linux_X86_64 LibreOffice_project/30$Build-2</meta:generator>
    <meta:document-statistic meta:table-count="1" meta:cell-count="66" meta:object-count="0"/>
  </office:meta>
</office:document-meta>
</file>